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b0407" officeooo:paragraph-rsid="001b0407"/>
    </style:style>
    <style:style style:name="T1" style:family="text">
      <style:text-properties fo:font-variant="small-caps"/>
    </style:style>
    <style:style style:name="T2" style:family="text">
      <style:text-properties officeooo:rsid="001bc839"/>
    </style:style>
    <style:style style:name="T3" style:family="text">
      <style:text-properties officeooo:rsid="001cd9d6"/>
    </style:style>
    <style:style style:name="T4" style:family="text">
      <style:text-properties officeooo:rsid="001dd510"/>
    </style:style>
    <style:style style:name="T5" style:family="text">
      <style:text-properties officeooo:rsid="001f940e"/>
    </style:style>
    <style:style style:name="T6" style:family="text">
      <style:text-properties officeooo:rsid="003200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4:33-57</text:h>
      <text:h text:style-name="Heading_20_2" text:outline-level="2"><text:bookmark text:name="en-GNT-3084"/>Mildew in Houses</text:h>
      <text:list xml:id="list1015291246" text:style-name="L1">
        <text:list-item>
          <text:p text:style-name="P1">The <text:span text:style-name="T1">Lord</text:span> gave Moses and Aaron <text:bookmark text:name="en-GNT-3085"/>the following regulations about houses affected by spreading mildew. (These were to apply after the people of Israel entered the land of Canaan, which the <text:span text:style-name="T1">Lord</text:span> was going to give them as their possession.) If any of you find that the <text:span text:style-name="T1">Lord</text:span> has sent mildew on your house, then you must go and tell the priest about it. <text:bookmark text:name="en-GNT-3086"/>The priest shall order everything to be moved out of the house before he goes to examine the mildew; otherwise everything in the house will be declared unclean. Then he shall go to the house <text:bookmark text:name="en-GNT-3087"/>and examine the mildew. If there are greenish or reddish spots that appear to be eating into the wall, he shall leave the house and lock it up for seven days. <text:bookmark text:name="en-GNT-3089"/>On the seventh day he shall return and examine it again. If the mildew has spread, <text:bookmark text:name="en-GNT-3090"/>he shall order that the stones on which the mildew is found be removed and thrown into some unclean place outside the city. <text:bookmark text:name="en-GNT-3091"/>After that he must have all the interior walls scraped and the plaster dumped in an unclean place outside the city. <text:bookmark text:name="en-GNT-3092"/>Then other stones are to be used to replace the stones that were removed, and new plaster will be used to cover the walls.<text:bookmark text:name="en-GNT-3093"/> If the mildew breaks out again in the house after the stones have been removed and the house has been scraped and plastered,<text:bookmark text:name="en-GNT-3094"/> the priest shall go and look. If it has spread, the house is unclean. <text:bookmark text:name="en-GNT-3095"/>It must be torn down, and its stones, its wood, and all its plaster must be carried out of the city to an unclean place. <text:bookmark text:name="en-GNT-3096"/>Any who enter the house while it is locked up will be unclean until evening. <text:bookmark text:name="en-GNT-3097"/>Any who lie down or eat in the house must wash their clothes.<text:bookmark text:name="en-GNT-3098"/> If, when the priest comes to look, the mildew has not reappeared after the house has been replastered, he shall pronounce the house ritually clean, because the mildew has been completely removed. <text:bookmark text:name="en-GNT-3099"/>To purify the house, he shall take two birds, some cedar wood, a red cord, and a sprig of hyssop. <text:bookmark text:name="en-GNT-3100"/>He shall kill one of the birds over a clay bowl containing fresh spring water. <text:bookmark text:name="en-GNT-3101"/>Then he shall take the cedar wood, the hyssop, the red cord, and the live bird and shall dip them in the blood of the bird that was killed and in the fresh water. And he shall sprinkle the house seven times. <text:bookmark text:name="en-GNT-3102"/>In this way he shall purify the house with the bird's blood, the fresh water, the live bird, the cedar wood, the hyssop, and the red cord. <text:bookmark text:name="en-GNT-3103"/>Then he shall let the live bird fly away outside the city over the open fields. In this way he shall perform the ritual of purification for the house, and it will be ritually clean.<text:bookmark text:name="en-GNT-3104"/> These are the laws about dreaded skin diseases; <text:bookmark text:name="en-GNT-3105"/>sores, boils, or inflammations; and about mildew in clothes or houses. <text:bookmark text:name="en-GNT-3106"/>These laws determine when something is unclean and when it is clean.</text:p>
        </text:list-item>
        <text:list-item>
          <text:p text:style-name="P2">In these verses we see how <text:span text:style-name="T2">mildew on houses should be treated, this is for when the Isrealites enter the promised land of Cannan. </text:span><text:span text:style-name="T3">The priests examine it and declare it either clean or unclean. </text:span><text:span text:style-name="T4">They also give it 7 days to see if it spreads and deal with it accordingly after the days have elapsed. </text:span><text:span text:style-name="T5">If the mildew spreads the whole house is destroyed. </text:span><text:span text:style-name="T6">Anyone who enter, eats or sleeps in an mildew inffected house is unclean till evening and they should was their cloth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09:34:54.436429662</meta:creation-date>
    <dc:date>2022-03-22T09:43:50.885099746</dc:date>
    <meta:editing-duration>PT8M52S</meta:editing-duration>
    <meta:editing-cycles>11</meta:editing-cycles>
    <meta:generator>LibreOffice/6.4.7.2$Linux_X86_64 LibreOffice_project/40$Build-2</meta:generator>
    <meta:document-statistic meta:table-count="0" meta:image-count="0" meta:object-count="0" meta:page-count="1" meta:paragraph-count="4" meta:word-count="599" meta:character-count="3191" meta:non-whitespace-character-count="2598"/>
  </office:meta>
</office:document-meta>
</file>